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fbe" officeooo:paragraph-rsid="000a7fbe"/>
    </style:style>
    <style:style style:name="P2" style:family="paragraph" style:parent-style-name="Standard">
      <style:text-properties officeooo:rsid="000a7fbe" officeooo:paragraph-rsid="000b33cf"/>
    </style:style>
    <style:style style:name="T1" style:family="text">
      <style:text-properties officeooo:rsid="000b33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blog.xenodesystems.com/2012/06/tutorial-express-de-ruby-on-rails-hacer.html</text:p>
      <text:p text:style-name="P1"/>
      <text:p text:style-name="P1">john@john-Aspire-V3-572G:~/appR/Lion$ rails g controller Menus index show create edit update destroy</text:p>
      <text:p text:style-name="P1"/>
      <text:p text:style-name="P1"><text:span text:style-name="Source_20_Text">rails g model Post title:string content:text</text:span></text:p>
      <text:p text:style-name="P1"/>
      <text:p text:style-name="P2"><text:span text:style-name="Source_20_Text"><text:span text:style-name="T1">john@john-Aspire-V3-572G:~/appR/Lion$ rails generate migration AddFieldsFromMenu submenu_id:integer title:string content:text Picture_fiel_name:string Picture_content_type:string Picture_file_size:integer Picture_updated_at:datetime</text:span></text:span></text:p>
      <text:p text:style-name="P2"/>
      <text:p text:style-name="P2"><text:span text:style-name="Source_20_Text"><text:span text:style-name="T1">app/views/layouts</text:span></text:span></text:p>
      <text:p text:style-name="P2"/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6:07:12.171010696</meta:creation-date>
    <dc:date>2015-05-29T16:51:40.174550076</dc:date>
    <meta:editing-duration>PT29M17S</meta:editing-duration>
    <meta:editing-cycles>1</meta:editing-cycles>
    <meta:document-statistic meta:table-count="0" meta:image-count="0" meta:object-count="0" meta:page-count="1" meta:paragraph-count="5" meta:word-count="31" meta:character-count="477" meta:non-whitespace-character-count="449"/>
    <meta:generator>LibreOffice/4.2.7.2$Linux_X86_64 LibreOffice_project/420m0$Build-2</meta:generator>
  </office:meta>
</office:document-meta>
</file>